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erminal_pizze</text:h>
      <text:h text:outline-level="2" text:style-name="Heading_2" text:is-list-header="true">Table structure for table pizze</text:h>
      <table:table table:name="pizz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_piz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yc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_of_pizze(USD)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_of_sauce(USD)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tal_price(USD)</text:p>
          </table:table-cell>
          <table:table-cell office:value-type="string">
            <text:p>int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izze</text:h>
      <table:table table:name="pizze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type_pizze</text:p>
          </table:table-cell>
          <table:table-cell office:value-type="string">
            <text:p>size</text:p>
          </table:table-cell>
          <table:table-cell office:value-type="string">
            <text:p>coyc</text:p>
          </table:table-cell>
          <table:table-cell office:value-type="string">
            <text:p>price_of_pizze(USD)</text:p>
          </table:table-cell>
          <table:table-cell office:value-type="string">
            <text:p>price_of_sauce(USD)</text:p>
          </table:table-cell>
          <table:table-cell office:value-type="string">
            <text:p>total_price(USD)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Пепперони</text:p>
          </table:table-cell>
          <table:table-cell office:value-type="string">
            <text:p>21cm</text:p>
          </table:table-cell>
          <table:table-cell office:value-type="string">
            <text:p>сырный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Гавайская</text:p>
          </table:table-cell>
          <table:table-cell office:value-type="string">
            <text:p>31cm</text:p>
          </table:table-cell>
          <table:table-cell office:value-type="string">
            <text:p>чесночный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Грибная</text:p>
          </table:table-cell>
          <table:table-cell office:value-type="string">
            <text:p>45cm</text:p>
          </table:table-cell>
          <table:table-cell office:value-type="string">
            <text:p>барбекю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7-07T11:16:48+02:00</meta:creation-date>
  </office:meta>
</office:document-meta>
</file>